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draw:fill="none" draw:fill-color="#ffffff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Comic Sans MS'" style:font-family-generic="script" style:font-pitch="variable" fo:font-size="12pt" style:font-size-asian="12pt" style:font-size-complex="12pt"/>
    </style:style>
    <style:style style:name="P3" style:family="paragraph">
      <style:paragraph-properties fo:text-align="center"/>
      <style:text-properties fo:font-family="'Comic Sans MS'" style:font-family-generic="script" style:font-pitch="variable" fo:font-size="12pt" style:font-size-asian="12pt" style:font-size-complex="12pt"/>
    </style:style>
    <style:style style:name="T1" style:family="text">
      <style:text-properties fo:font-family="'Comic Sans MS'" style:font-family-generic="script" style:font-pitch="variable" fo:font-size="12pt" style:font-size-asian="12pt" style:font-size-complex="12pt"/>
    </style:style>
    <style:style style:name="T2" style:family="text">
      <style:text-properties fo:font-family="'Comic Sans MS'" style:font-family-generic="script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3cm" svg:height="1cm" svg:x="3.2cm" svg:y="2cm">
          <text:p text:style-name="P1"><text:span text:style-name="T1">DEB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2" draw:layer="layout" svg:width="5cm" svg:height="1cm" svg:x="2.2cm" svg:y="4cm">
          <text:p text:style-name="P1"><text:span text:style-name="T1">Nboucle_cde_leds = 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3" draw:layer="layout" svg:width="5cm" svg:height="1cm" svg:x="2.2cm" svg:y="6cm">
          <text:p text:style-name="P1"><text:span text:style-name="T1">PORT D = 0x00</text:span></text:p>
          <draw:enhanced-geometry svg:viewBox="0 0 21600 21600" draw:glue-points="?f6 0 10800 ?f8 ?f11 10800 ?f9 21600 10800 ?f10 ?f5 10800" draw:text-areas="?f3 ?f3 ?f4 ?f4" draw:type="parallelogram" draw:modifiers="2168.2063587282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2" draw:id="id4" draw:layer="layout" svg:width="4cm" svg:height="1.5cm" svg:x="2.7cm" svg:y="8cm">
          <text:p text:style-name="P1"><text:span text:style-name="T1">Autorisé</text:span></text:p>
          <text:p text:style-name="P1"><text:span text:style-name="T1">TMR0</text:span></text:p>
          <draw:enhanced-geometry svg:viewBox="0 0 21600 21600" draw:mirror-horizontal="false" draw:mirror-vertical="false" draw:glue-points="10800 0 0 10800 10800 21600 21600 10800" draw:text-areas="?f3 ?f3 ?f4 ?f4" draw:type="hexagon" draw:modifiers="2699.32516870782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2" draw:text-style-name="P1" draw:layer="layout" svg:x1="4.7cm" svg:y1="3cm" svg:x2="4.7cm" svg:y2="4cm" draw:start-shape="id1" draw:start-glue-point="2" draw:end-shape="id2" draw:end-glue-point="0" svg:d="m4700 3000v1000">
          <text:p/>
        </draw:connector>
        <draw:connector draw:style-name="gr2" draw:text-style-name="P1" draw:layer="layout" svg:x1="4.7cm" svg:y1="6cm" svg:x2="4.7cm" svg:y2="5cm" draw:start-shape="id3" draw:start-glue-point="5" draw:end-shape="id2" draw:end-glue-point="2" svg:d="m4700 6000v-1000">
          <text:p/>
        </draw:connector>
        <draw:connector draw:style-name="gr2" draw:text-style-name="P1" draw:layer="layout" svg:x1="4.7cm" svg:y1="8cm" svg:x2="4.7cm" svg:y2="7cm" draw:start-shape="id4" draw:start-glue-point="4" draw:end-shape="id3" draw:end-glue-point="8" svg:d="m4700 8000v-1000">
          <text:p/>
        </draw:connector>
        <draw:custom-shape draw:style-name="gr1" draw:text-style-name="P3" draw:id="id7" draw:layer="layout" svg:width="7cm" svg:height="2cm" svg:x="1.2cm" svg:y="13cm">
          <text:p text:style-name="P3"><text:span text:style-name="T2">Valeur_basculement_rouge = ?</text:span></text:p>
          <text:p text:style-name="P3"><text:span text:style-name="T2">Valeur_basculement_vert = ?</text:span></text:p>
          <text:p text:style-name="P3"><text:span text:style-name="T2">Valeur_basculement_bleu = ?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5" draw:layer="layout" svg:width="3cm" svg:height="1cm" svg:x="3.2cm" svg:y="18.5cm">
          <text:p text:style-name="P1"><text:span text:style-name="T1">F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gon draw:style-name="gr3" draw:text-style-name="P3" draw:id="id8" draw:layer="layout" svg:width="2.999cm" svg:height="1.499cm" svg:x="3.2cm" svg:y="10.5cm" svg:viewBox="0 0 3000 1500" draw:points="500,0 0,500 0,1500 3000,1500 3000,500 2500,0">
          <text:p text:style-name="P1"><text:span text:style-name="T2">Tant que</text:span></text:p>
          <text:p text:style-name="P1"><text:span text:style-name="T2">1</text:span></text:p>
        </draw:polygon>
        <draw:polygon draw:style-name="gr2" draw:text-style-name="P1" draw:id="id6" draw:layer="layout" svg:width="2.999cm" svg:height="1.499cm" svg:x="3.2cm" svg:y="16cm" svg:viewBox="0 0 3000 1500" draw:points="0,0 3000,0 3000,1000 2500,1500 500,1500 0,1000">
          <text:p/>
        </draw:polygon>
        <draw:connector draw:style-name="gr2" draw:text-style-name="P1" draw:layer="layout" svg:x1="4.7cm" svg:y1="18.5cm" svg:x2="4.7cm" svg:y2="17.5cm" draw:start-shape="id5" draw:start-glue-point="0" draw:end-shape="id6" draw:end-glue-point="2" svg:d="m4700 18500v-1000">
          <text:p/>
        </draw:connector>
        <draw:connector draw:style-name="gr2" draw:text-style-name="P1" draw:layer="layout" svg:x1="4.7cm" svg:y1="16cm" svg:x2="4.7cm" svg:y2="15cm" draw:start-shape="id6" draw:start-glue-point="0" draw:end-shape="id7" draw:end-glue-point="2" svg:d="m4700 16000v-1000">
          <text:p/>
        </draw:connector>
        <draw:connector draw:style-name="gr2" draw:text-style-name="P1" draw:layer="layout" svg:x1="4.7cm" svg:y1="13cm" svg:x2="4.7cm" svg:y2="12cm" draw:start-shape="id7" draw:start-glue-point="0" draw:end-shape="id8" draw:end-glue-point="2" svg:d="m4700 13000v-1000">
          <text:p/>
        </draw:connector>
        <draw:connector draw:style-name="gr2" draw:text-style-name="P1" draw:layer="layout" svg:x1="4.7cm" svg:y1="10.5cm" svg:x2="4.7cm" svg:y2="9.5cm" draw:start-shape="id8" draw:start-glue-point="0" draw:end-shape="id4" draw:end-glue-point="6" svg:d="m4700 10500v-1000">
          <text:p/>
        </draw:connector>
        <draw:rect draw:style-name="gr4" draw:text-style-name="P3" draw:layer="layout" svg:width="3cm" svg:height="0.5cm" svg:x="4.7cm" svg:y="3.5cm">
          <text:p text:style-name="P1"><text:span text:style-name="T2">Calcul</text:span></text:p>
        </draw:rect>
        <draw:rect draw:style-name="gr4" draw:text-style-name="P3" draw:layer="layout" svg:width="3cm" svg:height="0.5cm" svg:x="4.7cm" svg:y="5.5cm">
          <text:p text:style-name="P1"><text:span text:style-name="T2">Sortie</text:span></text:p>
        </draw:rect>
        <draw:rect draw:style-name="gr4" draw:text-style-name="P3" draw:layer="layout" svg:width="3cm" svg:height="0.5cm" svg:x="4.7cm" svg:y="7.5cm">
          <text:p text:style-name="P1"><text:span text:style-name="T2">Interruption</text:span></text:p>
        </draw:rect>
        <draw:rect draw:style-name="gr4" draw:text-style-name="P3" draw:layer="layout" svg:width="3cm" svg:height="0.5cm" svg:x="4.7cm" svg:y="10cm">
          <text:p text:style-name="P1"><text:span text:style-name="T2">Boucle</text:span></text:p>
        </draw:rect>
        <draw:rect draw:style-name="gr4" draw:text-style-name="P3" draw:layer="layout" svg:width="3cm" svg:height="0.5cm" svg:x="4.7cm" svg:y="12.5cm">
          <text:p text:style-name="P1"><text:span text:style-name="T2">Calcul</text:span></text:p>
        </draw:rect>
        <draw:rect draw:style-name="gr4" draw:text-style-name="P3" draw:layer="layout" svg:width="3cm" svg:height="0.5cm" svg:x="4.7cm" svg:y="15.5cm">
          <text:p text:style-name="P1"><text:span text:style-name="T2">Boucle</text:span></text:p>
        </draw:rect>
        <draw:rect draw:style-name="gr4" draw:text-style-name="P3" draw:layer="layout" svg:width="5cm" svg:height="0.5cm" svg:x="2.2cm" svg:y="1cm">
          <text:p text:style-name="P1"><text:span text:style-name="T2">Principal</text:span></text:p>
        </draw:rect>
        <draw:rect draw:style-name="gr4" draw:text-style-name="P3" draw:layer="layout" svg:width="5cm" svg:height="0.5cm" svg:x="10.8cm" svg:y="1cm">
          <text:p text:style-name="P1"><text:span text:style-name="T2">commande_led</text:span></text:p>
        </draw:rect>
        <draw:custom-shape draw:style-name="gr1" draw:text-style-name="P2" draw:layer="layout" svg:width="3cm" svg:height="1cm" svg:x="11.8cm" svg:y="2cm">
          <text:p text:style-name="P1"><text:span text:style-name="T1">DEB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9" draw:layer="layout" svg:width="9cm" svg:height="1cm" svg:x="8.8cm" svg:y="4cm">
          <text:p text:style-name="P1"><text:span text:style-name="T1">Nboucle_cde_leds = Nboucle_cde_leds + 1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3.3cm" svg:y1="3cm" svg:x2="13.3cm" svg:y2="4cm" draw:end-shape="id9" draw:end-glue-point="0" svg:d="m13300 3000v1000">
          <text:p/>
        </draw:connector>
        <draw:rect draw:style-name="gr4" draw:text-style-name="P3" draw:layer="layout" svg:width="3cm" svg:height="0.5cm" svg:x="13.3cm" svg:y="3.5cm">
          <text:p text:style-name="P1"><text:span text:style-name="T2">Calcul</text:span></text:p>
        </draw:rect>
        <draw:custom-shape draw:style-name="gr1" draw:text-style-name="P1" draw:id="id10" draw:layer="layout" svg:width="6cm" svg:height="3cm" svg:x="10.3cm" svg:y="6cm">
          <text:p text:style-name="P1"><text:span text:style-name="T1">Si Nboucle_cde_leds =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id="id11" draw:layer="layout" svg:width="5cm" svg:height="1cm" svg:x="14.8cm" svg:y="9.5cm">
          <text:p text:style-name="P1"><text:span text:style-name="T1">Nboucle_cde_leds = 0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6.3cm" svg:y1="7.5cm" svg:x2="17.3cm" svg:y2="9.5cm" draw:start-shape="id10" draw:start-glue-point="7" draw:end-shape="id11" draw:end-glue-point="0" svg:d="m16300 7500h1000v2000">
          <text:p/>
        </draw:connector>
        <draw:rect draw:style-name="gr4" draw:text-style-name="P3" draw:layer="layout" svg:width="3cm" svg:height="0.5cm" svg:x="17cm" svg:y="9cm">
          <text:p text:style-name="P1"><text:span text:style-name="T2">Calcul</text:span></text:p>
        </draw:rect>
        <draw:connector draw:style-name="gr2" draw:text-style-name="P1" draw:layer="layout" svg:x1="13.3cm" svg:y1="6cm" svg:x2="13.3cm" svg:y2="5cm" draw:start-shape="id10" draw:start-glue-point="4" draw:end-shape="id9" draw:end-glue-point="2" svg:d="m13300 6000v-1000">
          <text:p/>
        </draw:connector>
        <draw:rect draw:style-name="gr4" draw:text-style-name="P3" draw:layer="layout" svg:width="3cm" svg:height="0.5cm" svg:x="13.3cm" svg:y="5.5cm">
          <text:p text:style-name="P1"><text:span text:style-name="T2">Décision</text:span></text:p>
        </draw:rect>
        <draw:rect draw:style-name="gr4" draw:text-style-name="P3" draw:layer="layout" svg:width="1.5cm" svg:height="0.5cm" svg:x="16.3cm" svg:y="7cm">
          <text:p text:style-name="P1"><text:span text:style-name="T2">Oui</text:span></text:p>
        </draw:rect>
        <draw:custom-shape draw:style-name="gr1" draw:text-style-name="P1" draw:id="id12" draw:layer="layout" svg:width="6cm" svg:height="3cm" svg:x="10.3cm" svg:y="12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4" draw:text-style-name="P3" draw:layer="layout" svg:width="3cm" svg:height="0.5cm" svg:x="13.3cm" svg:y="12cm">
          <text:p text:style-name="P1"><text:span text:style-name="T2">Décision</text:span></text:p>
        </draw:rect>
        <draw:rect draw:style-name="gr4" draw:text-style-name="P3" draw:layer="layout" svg:width="1.5cm" svg:height="0.5cm" svg:x="16.3cm" svg:y="13.5cm">
          <text:p text:style-name="P1"><text:span text:style-name="T2">Oui</text:span></text:p>
        </draw:rect>
        <draw:connector draw:style-name="gr2" draw:text-style-name="P1" draw:layer="layout" svg:x1="13.3cm" svg:y1="9cm" svg:x2="13.3cm" svg:y2="12.5cm" draw:start-shape="id10" draw:start-glue-point="6" draw:end-shape="id12" svg:d="m13300 9000v3500">
          <text:p/>
        </draw:connector>
        <draw:rect draw:style-name="gr4" draw:text-style-name="P3" draw:layer="layout" svg:width="1.5cm" svg:height="0.5cm" svg:x="11.8cm" svg:y="9cm">
          <text:p text:style-name="P1"><text:span text:style-name="T2">Non</text:span></text:p>
        </draw:rect>
        <draw:connector draw:style-name="gr5" draw:text-style-name="P1" draw:layer="layout" draw:line-skew="0.25cm" svg:x1="17.3cm" svg:y1="10.5cm" svg:x2="13.299cm" svg:y2="11.498cm" draw:start-shape="id11" draw:start-glue-point="2" svg:d="m17300 10500v1000h-4001v-2">
          <text:p/>
        </draw:connector>
        <draw:custom-shape draw:style-name="gr1" draw:text-style-name="P2" draw:id="id13" draw:layer="layout" svg:width="3cm" svg:height="1cm" svg:x="11.8cm" svg:y="18.5cm">
          <text:p text:style-name="P1"><text:span text:style-name="T1">F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13.3cm" svg:y1="15.5cm" svg:x2="13.3cm" svg:y2="18.5cm" draw:start-shape="id12" draw:start-glue-point="6" draw:end-shape="id13" draw:end-glue-point="0" svg:d="m13300 15500v3000">
          <text:p/>
        </draw:connector>
        <draw:rect draw:style-name="gr4" draw:text-style-name="P3" draw:layer="layout" svg:width="3.5cm" svg:height="1.5cm" svg:x="13.3cm" svg:y="16cm">
          <text:p text:style-name="P1"><text:span text:style-name="T2">Suite de</text:span></text:p>
          <text:p text:style-name="P1"><text:span text:style-name="T2">l'algorigramme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18.87</meta:creation-date>
    <meta:editing-duration>PT01H29M15S</meta:editing-duration>
    <meta:editing-cycles>4</meta:editing-cycles>
    <meta:generator>OpenOffice.org/3.2$Win32 OpenOffice.org_project/320m18$Build-9502</meta:generator>
    <dc:date>2012-02-01T14:52:07.39</dc:date>
    <meta:document-statistic meta:object-count="43"/>
  </office:meta>
</office:document-meta>
</file>